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officeooo:rsid="000a0faa" officeooo:paragraph-rsid="000a0faa"/>
    </style:style>
    <style:style style:name="P2" style:family="paragraph" style:parent-style-name="Standard">
      <style:paragraph-properties fo:line-height="150%"/>
      <style:text-properties officeooo:rsid="000acba6" officeooo:paragraph-rsid="000acba6"/>
    </style:style>
    <style:style style:name="P3" style:family="paragraph" style:parent-style-name="Standard">
      <style:paragraph-properties fo:line-height="150%"/>
      <style:text-properties officeooo:rsid="000acba6" officeooo:paragraph-rsid="000c3db8"/>
    </style:style>
    <style:style style:name="P4" style:family="paragraph" style:parent-style-name="Standard">
      <style:paragraph-properties fo:line-height="150%"/>
      <style:text-properties officeooo:rsid="000acba6" officeooo:paragraph-rsid="000d1cb1"/>
    </style:style>
    <style:style style:name="P5" style:family="paragraph" style:parent-style-name="Standard">
      <style:paragraph-properties fo:line-height="150%" fo:text-align="center" style:justify-single-word="false"/>
      <style:text-properties officeooo:rsid="0011288c" officeooo:paragraph-rsid="0011288c"/>
    </style:style>
    <style:style style:name="P6" style:family="paragraph" style:parent-style-name="Standard">
      <style:paragraph-properties fo:line-height="150%" fo:text-align="start" style:justify-single-word="false"/>
      <style:text-properties officeooo:rsid="0011288c" officeooo:paragraph-rsid="0011288c"/>
    </style:style>
    <style:style style:name="T1" style:family="text">
      <style:text-properties officeooo:rsid="000acba6"/>
    </style:style>
    <style:style style:name="T2" style:family="text">
      <style:text-properties officeooo:rsid="000c0d9f"/>
    </style:style>
    <style:style style:name="T3" style:family="text">
      <style:text-properties officeooo:rsid="000c3db8"/>
    </style:style>
    <style:style style:name="T4" style:family="text">
      <style:text-properties officeooo:rsid="000d1cb1"/>
    </style:style>
    <style:style style:name="T5" style:family="text">
      <style:text-properties officeooo:rsid="000db93e"/>
    </style:style>
    <style:style style:name="T6" style:family="text">
      <style:text-properties officeooo:rsid="000fe758"/>
    </style:style>
    <style:style style:name="T7" style:family="text">
      <style:text-properties officeooo:rsid="001128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he name of the <text:span text:style-name="T1">open source </text:span>software that I have researched is LibreOffice Writer. This is part of <text:span text:style-name="T1">the LibreOffice Suite, which includes many other applications such as Calc for spreadsheets, Impress for presentations, and Draw for vector graphics and flowcharts. This software was included in my Linux distribution, but can be downloaded from their website at </text:span><text:span text:style-name="T2">l</text:span><text:span text:style-name="T1">ibreoffice.org </text:span><text:span text:style-name="T2">(1).</text:span></text:p>
      <text:p text:style-name="P3"><text:tab/>LibreOffice is the successor to OpenOffice which I have heard of before. <text:span text:style-name="T3">To share a bit of brief history, OpenOffice was originally under Sun Microsystems. There had been some concerns about difficulty of accepted contributions and open source licensing. When Sun was finally purchased by Oracle Corporation, the Document Foundation initialized later that year and LibreOffice was born. There was some disputes and competition seemingly between LibreOffice and Apache OpenOffice, but it seemed that ultimately LibreOffice prevailed. </text:span><text:span text:style-name="T4">This piece of history showcases the importance of open software as a principle. </text:span></text:p>
      <text:p text:style-name="P4"><text:span text:style-name="T2"><text:tab/></text:span><text:span text:style-name="T4">While I already had the software installed, the installation seems to be straightforward with little to no other requirements. In comparison, other software that I had tried to install while attempting Option A had a lot of other requirements that were not apparent to me. It was only after I had installed these other pieces of software that issues become apparent, and I would then have to “Google” these errors to paint a better picture of what was going on.</text:span></text:p>
      <text:p text:style-name="P4"><text:span text:style-name="T2"><text:tab/>The software includes a graphical interface which makes it familiar to similar applications that I have used on a Windows operating system. The writing software includes fonts and an AutoCorrect dictionary. There are wizards and templates that will help with writing commonly used documents, and an AutoComplete will help with common phrases. This is as described by the libreoffice website (2). Importantly, LibreOffice </text:span><text:span text:style-name="T3">Writer </text:span><text:span text:style-name="T2">also includes </text:span><text:span text:style-name="T3">open document text file, which allows other programs to implement support for it as well. </text:span><text:span text:style-name="T4">There is also an inclusion of a cloud/online version in LibreOffice Online Writer. Additional templates and extensions can be downloaded from the official website, although I personally have not used any. In comparison to the previous releases of OpenOffice, it seems that LibreOffice has come a long way.</text:span></text:p>
      <text:p text:style-name="P2"><text:tab/><text:span text:style-name="T3">The most obvious comparison for LibreOffice Writer is Microsoft Word, as well as the rest of the Microsoft suite. </text:span><text:span text:style-name="T4">According to techradar (3), both suites are excellent with key differences. In terms of price, LibreOffice is obviously free and even allows for editing the source code, while Microsoft Office has multiple purchasing options, including a subscription based model. While there are some existing discounts and promotions such as those for companies and schools, free can’t really be beat! There are also differences in the applications that are included in each suite, although that does not really pertain to a discussion of the two writing software. On the topic of file compatibility, as stated in the previous paragraph, LibreOffice Writer supports more file formats and includes open document </text:span><text:soft-page-break/><text:span text:style-name="T4">format, which is more generous to non-microsoft editors. There is a marked difference in the support between the two software and ultimately the two suites though. Microsoft has published guides, a forum, and customer support. While LibreOffice Writer also has forums and websites with helpful users, there is no real “official help” that will dedicate their time until your issues are fixed. For businesses, Microsoft Word may be the obvious choice in terms of reliable tech support. This point is accentuated with a lack of supporting cast for LibreOffice Writer in terms of collaborative working. In comparison, Microsoft Word has sharing files through OneDrive. LibreOffice Writer users would need to rely on third party methods to achieve a similar task. </text:span><text:span text:style-name="T5">In terms of availability for platforms, there are some differences. Microsoft Word is available on Windows, Mac, and some mobile iOS. In comparison, LibreOffice includes the two aforementioned OS and Linux, but lacks support for mobile lighter units, such as smartphones, tablets, and chromebooks.</text:span></text:p>
      <text:p text:style-name="P2"><text:tab/><text:span text:style-name="T5">There is a portion of the community, especially among those that are fans of open source software, that herald the greatness of LibreOffice Writer. One user on reddit.com (4) notes that LibreOffice Writer is superior to Microsoft Word in terms of preset styles, page formatting, and templates. Another common sentiment is that at the very least, LibreOffice Writer is an adequate substitution to Microsoft Word. It is free, and for most users, it should function to meet their needs as many users are not planning on doing anything complex. They just need a simple word processor. </text:span></text:p>
      <text:p text:style-name="P2"><text:tab/><text:span text:style-name="T5">Yet there is another side of the community that brings up a good point: the world is run by Microsoft Word. Because </text:span><text:span text:style-name="T6">of the widespread popularity of Microsoft Word and the stranglehold that it has over the word processing department, it is a necessity to keep in mind that although LibreOffice users may not have an issue with their own files and DOC files from Microsoft Word, Microsoft Word users will have issues with ODT files from LibreOffice. In the business world, even the smallest of errors and incompatibility will lead to strain. This points were discussed thoroughly by Dedomeido (5), which concludes with ...”there will be always be that one case where you must used Microsoft Word.” In my limited experience, I agree with this sentiment. Sometimes it really is not matter of what is the best, but just what is popular or what the people agree with. Collaboration is a vital part of the world today.</text:span></text:p>
      <text:p text:style-name="P2"><text:tab/><text:span text:style-name="T6">In my personal brief experience with LibreOffice Writer, I used it to write this document. The output file I will submit to mark my use will be this one, as an ODT file. As a user, I found this just as reliable as Microsoft Word which I have used in my entire life. I have not quite delved into all the features, such as templates and tables and all that to make an accurate judgement. I would say though, that I strongly believe that this use would suit many commercial, at home users easily. The only issue, of course, is at the business level with the popularity of Microsoft users. I would argue that this is not </text:span><text:soft-page-break/><text:span text:style-name="T6">entirely undeserved, as Microsoft offers greater direct customer support. LibreOffice does have some recommendations for </text:span><text:span text:style-name="T7">an enterprise version from their partners, but it is not quite as well known. For the time being, I will continue to use neither program primarily, but instead Google Docs due to its collaborative online nature. However, my choice of word processor offline may switch to LibreOffice Writer.</text:span></text:p>
      <text:p text:style-name="P2"/>
      <text:p text:style-name="P5">References</text:p>
      <text:p text:style-name="P6">1. <text:a xlink:type="simple" xlink:href="https://www.libreoffice.org/download/download/" text:style-name="Internet_20_link" text:visited-style-name="Visited_20_Internet_20_Link">https://www.libreoffice.org/download/download/</text:a></text:p>
      <text:p text:style-name="P6">2. <text:a xlink:type="simple" xlink:href="https://www.libreoffice.org/discover/writer/" text:style-name="Internet_20_link" text:visited-style-name="Visited_20_Internet_20_Link">https://www.libreoffice.org/discover/writer/</text:a></text:p>
      <text:p text:style-name="P6">3. <text:a xlink:type="simple" xlink:href="https://www.techradar.com/news/microsoft-office-vs-libreoffice" text:style-name="Internet_20_link" text:visited-style-name="Visited_20_Internet_20_Link">https://www.techradar.com/news/microsoft-office-vs-libreoffice</text:a></text:p>
      <text:p text:style-name="P6">4. <text:a xlink:type="simple" xlink:href="https://www.reddit.com/r/libreoffice/comments/2rbeff/libre_office_vs_ms_word/" text:style-name="Internet_20_link" text:visited-style-name="Visited_20_Internet_20_Link">https://www.reddit.com/r/libreoffice/comments/2rbeff/libre_office_vs_ms_word/</text:a></text:p>
      <text:p text:style-name="P6">5. <text:a xlink:type="simple" xlink:href="https://www.dedoimedo.com/computers/libreoffice-vs-microsoft-office.html" text:style-name="Internet_20_link" text:visited-style-name="Visited_20_Internet_20_Link">https://www.dedoimedo.com/computers/libreoffice-vs-microsoft-office.html</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3T21:47:05.452766080</meta:creation-date>
    <dc:date>2022-01-23T23:23:27.526055049</dc:date>
    <meta:editing-duration>PT19M50S</meta:editing-duration>
    <meta:editing-cycles>4</meta:editing-cycles>
    <meta:generator>LibreOffice/6.4.7.2$Linux_X86_64 LibreOffice_project/40$Build-2</meta:generator>
    <meta:document-statistic meta:table-count="0" meta:image-count="0" meta:object-count="0" meta:page-count="3" meta:paragraph-count="14" meta:word-count="1094" meta:character-count="7013" meta:non-whitespace-character-count="5923"/>
  </office:meta>
</office:document-meta>
</file>